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450000007CF1ACBC012792877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JP Bold" svg:font-family="'Noto Sans CJK JP Bold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59cm" svg:stroke-color="#ff0000" draw:marker-start-width="0.438cm" draw:marker-end-width="0.438cm" draw:fill="none" draw:fill-color="#ff0000" draw:textarea-horizontal-align="justify" draw:textarea-vertical-align="middle" draw:auto-grow-height="false" fo:min-height="1cm" fo:min-width="4.75cm" fo:padding-top="0.204cm" fo:padding-bottom="0.204cm" fo:padding-left="0.329cm" fo:padding-right="0.329cm"/>
    </style:style>
    <style:style style:name="gr3" style:family="graphic" style:parent-style-name="standard">
      <style:graphic-properties svg:stroke-width="0.081cm" svg:stroke-color="#000000" draw:marker-start-width="0.322cm" draw:marker-end-width="0.322cm" draw:fill-color="#ffffff" draw:textarea-horizontal-align="justify" draw:textarea-vertical-align="middle" draw:auto-grow-height="false" fo:min-height="0.668cm" fo:min-width="4.418cm" fo:padding-top="0.166cm" fo:padding-bottom="0.166cm" fo:padding-left="0.291cm" fo:padding-right="0.291cm"/>
    </style:style>
    <style:style style:name="gr4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svg:stroke-width="0.081cm" svg:stroke-color="#000000" draw:marker-start-width="0.322cm" draw:marker-end-width="0.322cm" draw:fill-color="#ffffff" draw:textarea-horizontal-align="justify" draw:textarea-vertical-align="middle" draw:auto-grow-height="false" fo:min-height="0.668cm" fo:min-width="2.168cm" fo:padding-top="0.166cm" fo:padding-bottom="0.166cm" fo:padding-left="0.291cm" fo:padding-right="0.291cm"/>
    </style:style>
    <style:style style:name="gr6" style:family="graphic" style:parent-style-name="standard">
      <style:graphic-properties svg:stroke-width="0.081cm" svg:stroke-color="#000000" draw:marker-start-width="0.322cm" draw:marker-end-width="0.322cm" draw:fill-color="#ffffff" draw:textarea-horizontal-align="justify" draw:textarea-vertical-align="middle" draw:auto-grow-height="false" fo:min-height="0.668cm" fo:min-width="8.918cm" fo:padding-top="0.166cm" fo:padding-bottom="0.166cm" fo:padding-left="0.291cm" fo:padding-right="0.291cm"/>
    </style:style>
    <style:style style:name="gr7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654cm" fo:min-width="8.904cm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000000" draw:marker-start-width="0.322cm" draw:marker-end-width="0.322cm" draw:fill-color="#ffffff" draw:textarea-horizontal-align="justify" draw:textarea-vertical-align="middle" draw:auto-grow-height="false" fo:min-height="0.668cm" fo:min-width="0.668cm" fo:padding-top="0.166cm" fo:padding-bottom="0.166cm" fo:padding-left="0.291cm" fo:padding-right="0.291cm"/>
    </style:style>
    <style:style style:name="gr9" style:family="graphic" style:parent-style-name="standard">
      <style:graphic-properties svg:stroke-width="0.081cm" svg:stroke-color="#000000" draw:marker-start-width="0.322cm" draw:marker-end-width="0.322cm" draw:fill-color="#ffffff" draw:textarea-horizontal-align="justify" draw:textarea-vertical-align="middle" draw:auto-grow-height="false" fo:min-height="0.668cm" fo:min-width="8.668cm" fo:padding-top="0.166cm" fo:padding-bottom="0.166cm" fo:padding-left="0.291cm" fo:padding-right="0.291cm"/>
    </style:style>
    <style:style style:name="gr10" style:family="graphic" style:parent-style-name="standard">
      <style:graphic-properties svg:stroke-width="0.081cm" svg:stroke-color="#000000" draw:marker-start-width="0.322cm" draw:marker-end-width="0.322cm" draw:fill-color="#ffffff" draw:textarea-horizontal-align="justify" draw:textarea-vertical-align="middle" draw:auto-grow-height="false" fo:min-height="0.668cm" fo:min-width="1.168cm" fo:padding-top="0.166cm" fo:padding-bottom="0.166cm" fo:padding-left="0.291cm" fo:padding-right="0.291cm"/>
    </style:style>
    <style:style style:name="gr11" style:family="graphic" style:parent-style-name="standard">
      <style:graphic-properties svg:stroke-width="0.081cm" svg:stroke-color="#000000" draw:marker-start-width="0.322cm" draw:marker-end-width="0.322cm" draw:fill-color="#ffffff" draw:textarea-horizontal-align="justify" draw:textarea-vertical-align="middle" draw:auto-grow-height="false" fo:min-height="0.668cm" fo:min-width="2.668cm" fo:padding-top="0.166cm" fo:padding-bottom="0.166cm" fo:padding-left="0.291cm" fo:padding-right="0.291cm"/>
    </style:style>
    <style:style style:name="gr12" style:family="graphic" style:parent-style-name="standard">
      <style:graphic-properties svg:stroke-width="0.081cm" svg:stroke-color="#000000" draw:marker-start-width="0.322cm" draw:marker-end-width="0.322cm" draw:fill-color="#ffffff" draw:textarea-horizontal-align="justify" draw:textarea-vertical-align="middle" draw:auto-grow-height="false" fo:min-height="0.668cm" fo:min-width="6.168cm" fo:padding-top="0.166cm" fo:padding-bottom="0.166cm" fo:padding-left="0.291cm" fo:padding-right="0.291cm"/>
    </style:style>
    <style:style style:name="gr13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38cm" fo:min-width="8.63cm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000000" draw:marker-start-width="0.322cm" draw:marker-end-width="0.322cm" draw:fill-color="#ffffff" draw:textarea-horizontal-align="justify" draw:textarea-vertical-align="middle" draw:auto-grow-height="false" fo:min-height="0.668cm" fo:min-width="3.918cm" fo:padding-top="0.166cm" fo:padding-bottom="0.166cm" fo:padding-left="0.291cm" fo:padding-right="0.291cm"/>
    </style:style>
    <style:style style:name="gr15" style:family="graphic" style:parent-style-name="standard">
      <style:graphic-properties svg:stroke-width="0.081cm" svg:stroke-color="#000000" draw:marker-start-width="0.322cm" draw:marker-end-width="0.322cm" draw:fill-color="#ffffff" draw:textarea-horizontal-align="justify" draw:textarea-vertical-align="middle" draw:auto-grow-height="false" fo:min-height="0.668cm" fo:min-width="1.418cm" fo:padding-top="0.166cm" fo:padding-bottom="0.166cm" fo:padding-left="0.291cm" fo:padding-right="0.291cm"/>
    </style:style>
    <style:style style:name="gr16" style:family="graphic" style:parent-style-name="standard">
      <style:graphic-properties svg:stroke-width="0.081cm" svg:stroke-color="#000000" draw:marker-start-width="0.322cm" draw:marker-end-width="0.322cm" draw:fill-color="#ffffff" draw:textarea-horizontal-align="justify" draw:textarea-vertical-align="middle" draw:auto-grow-height="false" fo:min-height="0.668cm" fo:min-width="0.918cm" fo:padding-top="0.166cm" fo:padding-bottom="0.166cm" fo:padding-left="0.291cm" fo:padding-right="0.291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0000"/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font-size="9pt" style:font-size-asian="9pt" style:font-size-complex="9pt"/>
    </style:style>
    <style:style style:name="P7" style:family="paragraph">
      <loext:graphic-properties draw:fill-color="#ffffff"/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ＭＳ Ｐゴシック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8.999cm" svg:height="0.991cm" svg:x="1cm" svg:y="1.75cm">
          <draw:image xlink:href="Pictures/10000000000009450000007CF1ACBC0127928777.png" xlink:type="simple" xlink:show="embed" xlink:actuate="onLoad">
            <text:p/>
          </draw:image>
        </draw:frame>
        <draw:custom-shape draw:style-name="gr2" draw:text-style-name="P2" draw:layer="layout" svg:width="5.25cm" svg:height="1.25cm" svg:x="12.5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cm" svg:height="1cm" svg:x="3cm" svg:y="5cm">
          <text:p text:style-name="P3"><text:span text:style-name="T1">AD Structure 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cm" svg:height="1cm" svg:x="8cm" svg:y="5cm">
          <text:p text:style-name="P3"><text:span text:style-name="T1">AD Structure 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cm" svg:height="1cm" svg:x="13cm" svg:y="5cm">
          <text:p text:style-name="P3"><text:span text:style-name="T1">AD Structure 3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2.5cm" svg:y1="2.75cm" svg:x2="3cm" svg:y2="5cm">
          <text:p/>
        </draw:line>
        <draw:line draw:style-name="gr4" draw:text-style-name="P5" draw:layer="layout" svg:x1="17.75cm" svg:y1="2.75cm" svg:x2="18cm" svg:y2="5cm">
          <text:p/>
        </draw:line>
        <draw:custom-shape draw:style-name="gr5" draw:text-style-name="P4" draw:layer="layout" svg:width="2.75cm" svg:height="1cm" svg:x="2cm" svg:y="9cm">
          <text:p text:style-name="P3"><text:span text:style-name="T1">Length</text:span></text:p>
          <text:p text:style-name="P3"><text:span text:style-name="T1">(1byte)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75cm" svg:height="1cm" svg:x="4.75cm" svg:y="9cm">
          <text:p text:style-name="P3"><text:span text:style-name="T1">AD Type</text:span></text:p>
          <text:p text:style-name="P3"><text:span text:style-name="T1">(1byte)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3cm" svg:y1="6cm" svg:x2="2cm" svg:y2="9cm">
          <text:p/>
        </draw:line>
        <draw:custom-shape draw:style-name="gr6" draw:text-style-name="P4" draw:layer="layout" svg:width="9.5cm" svg:height="1cm" svg:x="7.5cm" svg:y="9cm">
          <text:p text:style-name="P3"><text:span text:style-name="T1">AD Data</text:span></text:p>
          <text:p text:style-name="P3"><text:span text:style-name="T1">(n byte)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8cm" svg:y1="6cm" svg:x2="17cm" svg:y2="9cm">
          <text:p/>
        </draw:line>
        <draw:line draw:style-name="gr4" draw:text-style-name="P5" draw:layer="layout" svg:x1="7.5cm" svg:y1="10cm" svg:x2="2cm" svg:y2="14cm">
          <text:p/>
        </draw:line>
        <draw:line draw:style-name="gr4" draw:text-style-name="P5" draw:layer="layout" svg:x1="17cm" svg:y1="10cm" svg:x2="18cm" svg:y2="14cm">
          <text:p/>
        </draw:line>
        <draw:custom-shape draw:style-name="gr7" draw:text-style-name="P5" draw:layer="layout" svg:width="9.5cm" svg:height="1cm" svg:x="6.25cm" svg:y="12cm">
          <text:p text:style-name="P1"><text:span text:style-name="T2">AD Type = 0xFF (</text:span><text:span text:style-name="T1">Manufacturer Specific Data)</text:span></text:p>
          <draw:enhanced-geometry svg:viewBox="0 0 21600 21600" draw:path-stretchpoint-x="10800" draw:path-stretchpoint-y="10800" draw:text-areas="?f3 ?f4 ?f5 ?f6" draw:type="round-rectangle" draw:modifiers="10724.4755244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1.25cm" svg:height="1cm" svg:x="2cm" svg:y="19cm">
          <text:p text:style-name="P6"><text:span text:style-name="T3">length</text:span></text:p>
          <text:p text:style-name="P6"><text:span text:style-name="T3">26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9.25cm" svg:height="1cm" svg:x="8.75cm" svg:y="14cm">
          <text:p text:style-name="P3"><text:span text:style-name="T1">Manufacturer Specific Data</text:span></text:p>
          <text:p text:style-name="P3"><text:span text:style-name="T1">(? byte)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.75cm" svg:height="1cm" svg:x="3.25cm" svg:y="19cm">
          <text:p text:style-name="P6"><text:span text:style-name="T3">AD Type</text:span></text:p>
          <text:p text:style-name="P6"><text:span text:style-name="T3">0xFF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3.25cm" svg:height="1cm" svg:x="5cm" svg:y="19cm">
          <text:p text:style-name="P6"><text:span text:style-name="T3">Manufacture ID</text:span></text:p>
          <text:p text:style-name="P6"><text:span text:style-name="T3">0x004C(little endian)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6.75cm" svg:height="1cm" svg:x="2cm" svg:y="14cm">
          <text:p text:style-name="P3"><text:span text:style-name="T1">Manufacturer ID</text:span></text:p>
          <text:p text:style-name="P3"><text:span text:style-name="T1">(2 byte, little endian)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9.5cm" svg:height="1cm" svg:x="1.75cm" svg:y="17.25cm">
          <text:p text:style-name="P1"><text:span text:style-name="T1">Ibeacon AD structure format</text:span></text:p>
          <draw:enhanced-geometry svg:viewBox="0 0 21600 21600" draw:path-stretchpoint-x="10800" draw:path-stretchpoint-y="10800" draw:text-areas="?f3 ?f4 ?f5 ?f6" draw:type="round-rectangle" draw:modifiers="10724.4755244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draw:layer="layout" svg:width="4.5cm" svg:height="1cm" svg:x="8.25cm" svg:y="19cm">
          <text:p text:style-name="P6"><text:span text:style-name="T3">Proximity UUID</text:span></text:p>
          <text:p text:style-name="P6"><text:span text:style-name="T3">(16 byte)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2cm" svg:height="1cm" svg:x="12.75cm" svg:y="19cm">
          <text:p text:style-name="P6"><text:span text:style-name="T3">Major</text:span></text:p>
          <text:p text:style-name="P6"><text:span text:style-name="T3">(2 byte)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1.5cm" svg:height="1cm" svg:x="16.75cm" svg:y="19cm">
          <text:p text:style-name="P6"><text:span text:style-name="T3">RSSI</text:span></text:p>
          <text:p text:style-name="P6"><text:span text:style-name="T3">(1 byte)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2cm" svg:height="1cm" svg:x="14.75cm" svg:y="19cm">
          <text:p text:style-name="P6"><text:span text:style-name="T3">Minor</text:span></text:p>
          <text:p text:style-name="P6"><text:span text:style-name="T3">(2 byte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JP Bold" svg:font-family="'Noto Sans CJK JP Bold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9T21:25:21.671000000</meta:creation-date>
    <dc:date>2018-03-29T21:44:16.323000000</dc:date>
    <meta:editing-duration>PT4M38S</meta:editing-duration>
    <meta:editing-cycles>1</meta:editing-cycles>
    <meta:document-statistic meta:object-count="25"/>
    <meta:generator>LibreOffice/6.0.2.1$Windows_X86_64 LibreOffice_project/f7f06a8f319e4b62f9bc5095aa112a65d2f3ac89</meta:generator>
  </office:meta>
</office:document-meta>
</file>